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1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gem_bfs</text:p>
          </table:table-cell>
          <table:table-cell office:value-type="string">
            <text:p>los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0">
            <text:p>16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1">
            <text:p>16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32">
            <text:p>16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1">
            <text:p>24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2">
            <text:p>24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3">
            <text:p>24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4">
            <text:p>240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5">
            <text:p>24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08">
            <text:p>24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3">
            <text:p>24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5">
            <text:p>24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7">
            <text:p>24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8">
            <text:p>24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29">
            <text:p>24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1">
            <text:p>24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2">
            <text:p>24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4">
            <text:p>24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5">
            <text:p>24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6">
            <text:p>24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49">
            <text:p>24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3">
            <text:p>24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5">
            <text:p>24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6">
            <text:p>24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7">
            <text:p>24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58">
            <text:p>24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1">
            <text:p>24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2">
            <text:p>24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3">
            <text:p>24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1">
            <text:p>24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2">
            <text:p>24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3">
            <text:p>24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4">
            <text:p>24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5">
            <text:p>24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6">
            <text:p>24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7">
            <text:p>24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8">
            <text:p>24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79">
            <text:p>24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0">
            <text:p>24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81">
            <text:p>24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3">
            <text:p>24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5">
            <text:p>24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7">
            <text:p>249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8">
            <text:p>249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99">
            <text:p>249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1">
            <text:p>25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03">
            <text:p>25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1">
            <text:p>25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3">
            <text:p>25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4">
            <text:p>25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6">
            <text:p>25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19">
            <text:p>25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3">
            <text:p>25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4">
            <text:p>25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5">
            <text:p>25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7">
            <text:p>25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8">
            <text:p>25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29">
            <text:p>25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4">
            <text:p>25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35">
            <text:p>25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1">
            <text:p>25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2">
            <text:p>25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3">
            <text:p>25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5">
            <text:p>25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6">
            <text:p>25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7">
            <text:p>25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8">
            <text:p>25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49">
            <text:p>25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1">
            <text:p>25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3">
            <text:p>25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4">
            <text:p>25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5">
            <text:p>25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56">
            <text:p>25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1">
            <text:p>25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2">
            <text:p>25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4">
            <text:p>25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5">
            <text:p>25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6">
            <text:p>25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8">
            <text:p>25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79">
            <text:p>25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0">
            <text:p>258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1">
            <text:p>25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2">
            <text:p>25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3">
            <text:p>25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4">
            <text:p>25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86">
            <text:p>25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01">
            <text:p>26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1">
            <text:p>26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2">
            <text:p>26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3">
            <text:p>261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5">
            <text:p>261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6">
            <text:p>26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8">
            <text:p>261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0">
            <text:p>26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1">
            <text:p>26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22">
            <text:p>26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1">
            <text:p>27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1">
            <text:p>27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2">
            <text:p>27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3">
            <text:p>27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4">
            <text:p>27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5">
            <text:p>27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6">
            <text:p>27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7">
            <text:p>27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8">
            <text:p>27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69">
            <text:p>27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0">
            <text:p>27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1">
            <text:p>27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3">
            <text:p>27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4">
            <text:p>277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1">
            <text:p>27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2">
            <text:p>27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3">
            <text:p>27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4">
            <text:p>27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5">
            <text:p>27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6">
            <text:p>27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7">
            <text:p>27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8">
            <text:p>27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89">
            <text:p>27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0">
            <text:p>27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1">
            <text:p>27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2">
            <text:p>27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93">
            <text:p>27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1">
            <text:p>28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2">
            <text:p>28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3">
            <text:p>282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4">
            <text:p>282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5">
            <text:p>282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6">
            <text:p>282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8">
            <text:p>28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29">
            <text:p>282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2">
            <text:p>283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3">
            <text:p>283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34">
            <text:p>283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2">
            <text:p>284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4">
            <text:p>284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5">
            <text:p>284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6">
            <text:p>284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7">
            <text:p>284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8">
            <text:p>284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49">
            <text:p>28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0">
            <text:p>285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1">
            <text:p>285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2">
            <text:p>285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3">
            <text:p>285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5">
            <text:p>285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7">
            <text:p>28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8">
            <text:p>28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59">
            <text:p>285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1">
            <text:p>286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2">
            <text:p>28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4">
            <text:p>286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5">
            <text:p>28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6">
            <text:p>286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7">
            <text:p>286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8">
            <text:p>28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1">
            <text:p>288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2">
            <text:p>288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3">
            <text:p>288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5">
            <text:p>28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6">
            <text:p>288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8">
            <text:p>288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89">
            <text:p>288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0">
            <text:p>28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1">
            <text:p>289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2">
            <text:p>289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3">
            <text:p>289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4">
            <text:p>289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95">
            <text:p>2895</text:p>
          </table:table-cell>
          <table:table-cell office:value-type="float" office:value="1">
            <text:p>1</text:p>
          </table:table-cell>
        </table:table-row>
      </table:table>
      <table:database-ranges>
        <table:database-range table:target-range-address="Sheet1.A2:Sheet1.B2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1">08/11/2013</text:date>, <text:time>13:23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8-11T13:23:56</dc:date>
    <dc:creator>Stefan Ziegler</dc:creator>
    <meta:generator>OpenOffice.org/3.2$Unix OpenOffice.org_project/320m12$Build-9483</meta:generator>
    <meta:editing-duration>PT00H04M33S</meta:editing-duration>
    <meta:editing-cycles>4</meta:editing-cycles>
    <meta:document-statistic meta:table-count="1" meta:cell-count="486" meta:object-count="0"/>
  </office:meta>
</office:document-meta>
</file>